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34.48mm"/>
    </style:style>
    <style:style style:name="co79" style:family="table-column">
      <style:table-column-properties fo:break-before="auto" style:column-width="43.83mm"/>
    </style:style>
    <style:style style:name="co80" style:family="table-column">
      <style:table-column-properties fo:break-before="auto" style:column-width="5.26mm"/>
    </style:style>
    <style:style style:name="co81" style:family="table-column">
      <style:table-column-properties fo:break-before="auto" style:column-width="5.87mm"/>
    </style:style>
    <style:style style:name="co82" style:family="table-column">
      <style:table-column-properties fo:break-before="auto" style:column-width="61.52mm"/>
    </style:style>
    <style:style style:name="co83" style:family="table-column">
      <style:table-column-properties fo:break-before="auto" style:column-width="33.28mm"/>
    </style:style>
    <style:style style:name="co84" style:family="table-column">
      <style:table-column-properties fo:break-before="auto" style:column-width="18.45mm"/>
    </style:style>
    <style:style style:name="co85" style:family="table-column">
      <style:table-column-properties fo:break-before="auto" style:column-width="24.06mm"/>
    </style:style>
    <style:style style:name="co86" style:family="table-column">
      <style:table-column-properties fo:break-before="auto" style:column-width="40.23mm"/>
    </style:style>
    <style:style style:name="co87" style:family="table-column">
      <style:table-column-properties fo:break-before="auto" style:column-width="2.52mm"/>
    </style:style>
    <style:style style:name="co88" style:family="table-column">
      <style:table-column-properties fo:break-before="auto" style:column-width="19.01mm"/>
    </style:style>
    <style:style style:name="co89" style:family="table-column">
      <style:table-column-properties fo:break-before="auto" style:column-width="19.58mm"/>
    </style:style>
    <style:style style:name="co90"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8"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69"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8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8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8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7"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1"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2"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4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i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i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i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i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i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i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i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i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i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Dance Break</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 and starts dancing</text:p>
          </table:table-cell>
          <table:table-cell table:number-columns-repeated="1003"/>
        </table:table-row>
        <table:table-row table:style-name="ro7">
          <table:table-cell table:style-name="ce897" office:value-type="string" calcext:value-type="string">
            <text:p>Show a &gt; with your index+middle finger and move it horizontally in front of your eyes.</text:p>
          </table:table-cell>
          <table:table-cell table:number-columns-repeated="2"/>
          <table:table-cell table:style-name="Default" table:number-columns-repeated="16"/>
          <table:table-cell table:number-columns-repeated="1005"/>
        </table:table-row>
        <table:table-row table:style-name="ro7">
          <table:table-cell table:style-name="ce895"/>
          <table:table-cell table:number-columns-repeated="1023"/>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2">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i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i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i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i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i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i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i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i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i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i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8"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8"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5"/>
          <table:table-cell table:style-name="ce1408" office:value-type="string" calcext:value-type="string">
            <text:p>I</text:p>
          </table:table-cell>
          <table:table-cell table:style-name="ce1408"/>
          <table:table-cell table:style-name="ce1408" office:value-type="string" calcext:value-type="string">
            <text:p>like</text:p>
          </table:table-cell>
          <table:table-cell table:style-name="ce1408"/>
          <table:table-cell table:style-name="ce1408" office:value-type="string" calcext:value-type="string">
            <text:p>to</text:p>
          </table:table-cell>
          <table:table-cell table:style-name="ce1408"/>
          <table:table-cell table:style-name="ce1408" office:value-type="string" calcext:value-type="string">
            <text:p>play</text:p>
          </table:table-cell>
          <table:table-cell table:style-name="ce1408" office:value-type="string" calcext:value-type="string">
            <text:p>the</text:p>
          </table:table-cell>
          <table:table-cell table:style-name="ce1408"/>
          <table:table-cell table:style-name="ce1408" office:value-type="string" calcext:value-type="string">
            <text:p>A</text:p>
          </table:table-cell>
          <table:table-cell table:style-name="ce1408" office:value-type="string" calcext:value-type="string">
            <text:p>go</text:p>
          </table:table-cell>
          <table:table-cell table:style-name="ce1408"/>
          <table:table-cell table:style-name="ce1408" office:value-type="string" calcext:value-type="string">
            <text:p>go</text:p>
          </table:table-cell>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1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Outro</text:p>
          </table:table-cell>
          <table:table-cell table:number-columns-repeated="3"/>
          <table:table-cell table:style-name="ce2310" table:number-columns-repeated="3"/>
          <table:table-cell table:style-name="ce869" table:number-columns-repeated="2"/>
          <table:table-cell table:style-name="ce2310" table:number-columns-repeated="6"/>
          <table:table-cell table:style-name="Default" table:number-columns-repeated="3"/>
          <table:table-cell table:style-name="ce865" office:value-type="string" calcext:value-type="string">
            <text:p>E</text:p>
          </table:table-cell>
          <table:table-cell table:style-name="ce880"/>
          <table:table-cell table:number-columns-repeated="1004"/>
        </table:table-row>
        <table:table-row table:style-name="ro4">
          <table:table-cell table:style-name="ce810" office:value-type="string" calcext:value-type="string">
            <text:p>Fist like “Stop playing”,</text:p>
          </table:table-cell>
          <table:table-cell office:value-type="float" office:value="1" calcext:value-type="float">
            <text:p>1</text:p>
          </table:table-cell>
          <table:table-cell table:number-columns-repeated="2"/>
          <table:table-cell table:style-name="ce865" office:value-type="string" calcext:value-type="string">
            <text:p>E</text:p>
          </table:table-cell>
          <table:table-cell table:style-name="ce867" office:value-type="string" calcext:value-type="string">
            <text:p>E</text:p>
          </table:table-cell>
          <table:table-cell table:style-name="ce867"/>
          <table:table-cell table:style-name="ce870" office:value-type="string" calcext:value-type="string">
            <text:p>E</text:p>
          </table:table-cell>
          <table:table-cell table:style-name="ce969"/>
          <table:table-cell table:style-name="ce867" office:value-type="string" calcext:value-type="string">
            <text:p>E</text:p>
          </table:table-cell>
          <table:table-cell table:style-name="ce867"/>
          <table:table-cell table:style-name="ce867" office:value-type="string" calcext:value-type="string">
            <text:p>E</text:p>
          </table:table-cell>
          <table:table-cell table:style-name="ce867"/>
          <table:table-cell table:style-name="ce874" office:value-type="string" calcext:value-type="string">
            <text:p>RR</text:p>
          </table:table-cell>
          <table:table-cell table:style-name="ce867" office:value-type="string" calcext:value-type="string">
            <text:p>R</text:p>
          </table:table-cell>
          <table:table-cell table:style-name="ce870" office:value-type="string" calcext:value-type="string">
            <text:p>R</text:p>
          </table:table-cell>
          <table:table-cell table:style-name="ce969" office:value-type="string" calcext:value-type="string">
            <text:p>R</text:p>
          </table:table-cell>
          <table:table-cell table:style-name="ce867"/>
          <table:table-cell table:style-name="ce876" office:value-type="string" calcext:value-type="string">
            <text:p>E</text:p>
          </table:table-cell>
          <table:table-cell table:style-name="ce881"/>
          <table:table-cell table:number-columns-repeated="1004"/>
        </table:table-row>
        <table:table-row table:style-name="ro4">
          <table:table-cell table:style-name="ce810" office:value-type="string" calcext:value-type="string">
            <text:p>with thumb sticking out</text:p>
          </table:table-cell>
          <table:table-cell table:number-columns-repeated="3"/>
          <table:table-cell table:style-name="ce866" office:value-type="string" calcext:value-type="string">
            <text:p>E</text:p>
          </table:table-cell>
          <table:table-cell table:style-name="ce2310" table:number-columns-repeated="2"/>
          <table:table-cell table:style-name="Default" table:number-columns-repeated="2"/>
          <table:table-cell table:style-name="ce2310" table:number-columns-repeated="6"/>
          <table:table-cell table:style-name="Default" table:number-columns-repeated="2"/>
          <table:table-cell table:style-name="ce2310" table:number-columns-repeated="2"/>
          <table:table-cell table:style-name="ce914" office:value-type="string" calcext:value-type="string">
            <text:p>then stop playing</text:p>
          </table:table-cell>
          <table:table-cell table:number-columns-repeated="1004"/>
        </table:table-row>
        <table:table-row table:style-name="ro4" table:number-rows-repeated="344">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9" table:default-cell-style-name="ce1232"/>
        <table:table-column table:style-name="co13" table:number-columns-repeated="7" table:default-cell-style-name="ce1232"/>
        <table:table-column table:style-name="co80" table:default-cell-style-name="ce1232"/>
        <table:table-column table:style-name="co13" table:number-columns-repeated="6" table:default-cell-style-name="ce1232"/>
        <table:table-column table:style-name="co33" table:default-cell-style-name="ce1232"/>
        <table:table-column table:style-name="co81" table:default-cell-style-name="ce1232"/>
        <table:table-column table:style-name="co13" table:number-columns-repeated="16" table:default-cell-style-name="ce1232"/>
        <table:table-column table:style-name="co3" table:default-cell-style-name="ce1232"/>
        <table:table-column table:style-name="co82"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i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31" office:value-type="string" calcext:value-type="string" table:number-columns-spanned="16" table:number-rows-spanned="1">
            <text:p>Everybody sings this</text:p>
          </table:table-cell>
          <table:covered-table-cell table:number-columns-repeated="15" table:style-name="ce1331"/>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42"/>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27"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27"/>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3"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4" table:default-cell-style-name="ce819"/>
        <table:table-column table:style-name="co85"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i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6" table:default-cell-style-name="ce819"/>
        <table:table-column table:style-name="co9" table:default-cell-style-name="ce839"/>
        <table:table-column table:style-name="co87"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8" table:default-cell-style-name="ce819"/>
        <table:table-column table:style-name="co31" table:default-cell-style-name="ce819"/>
        <table:table-column table:style-name="co89"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i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A</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A</text:p>
          </table:table-cell>
          <table:table-cell table:style-name="ce941" table:number-columns-repeated="3"/>
          <table:table-cell table:style-name="ce919"/>
          <table:table-cell table:style-name="ce941" table:number-columns-repeated="3"/>
          <table:table-cell table:style-name="ce919" office:value-type="string" calcext:value-type="string">
            <text:p>A</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o</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410"/>
          <table:table-cell table:style-name="ce1410"/>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410"/>
          <table:table-cell table:style-name="ce1410"/>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2:30:38.018455743</dc:date>
    <meta:print-date>2011-06-12T10:16:13</meta:print-date>
    <meta:editing-cycles>226</meta:editing-cycles>
    <meta:editing-duration>P4DT4H48M37S</meta:editing-duration>
    <meta:generator>LibreOffice/6.0.3.2$Linux_X86_64 LibreOffice_project/00m0$Build-2</meta:generator>
    <meta:document-statistic meta:table-count="33" meta:cell-count="8612" meta:object-count="55"/>
  </office:meta>
</office:document-meta>
</file>